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Fira Code" svg:font-family="'Fira Code', Menlo, Monaco, 'Courier New', monospace"/>
    <style:font-face style:name="Georgia" svg:font-family="Georgia, 'Times New Roman', serif"/>
    <style:font-face style:name="OpenSansLight" svg:font-family="OpenSansLight"/>
    <style:font-face style:name="OpenSymbol" svg:font-family="OpenSymbol"/>
    <style:font-face style:name="Pt Sans" svg:font-family="'Pt Sans', Arial, sans-serif"/>
    <style:font-face style:name="Roboto" svg:font-family="Roboto, Helvetica, Arial, sans-serif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8pt" fo:language="en" fo:country="US" fo:font-style="normal" style:text-underline-style="none" fo:font-weight="normal" style:text-blinking="false"/>
    </style:style>
    <style:style style:name="P2" style:family="paragraph" style:parent-style-name="Text_20_body" style:list-style-name="L3">
      <style:text-properties fo:font-variant="normal" fo:text-transform="none" fo:color="#000000" style:text-line-through-style="none" style:font-name="Arial1" fo:font-size="8pt" fo:language="ru" fo:country="RU" fo:font-style="normal" style:text-underline-style="none" fo:font-weight="bold" style:text-blinking="false"/>
    </style:style>
    <style:style style:name="P3" style:family="paragraph" style:parent-style-name="Text_20_body">
      <style:text-properties fo:font-variant="normal" fo:text-transform="none" fo:color="#000000" style:text-line-through-style="none" style:font-name="Times New Roman" fo:font-size="8pt" fo:language="en" fo:country="US" fo:font-style="normal" style:text-underline-style="none" fo:font-weight="normal" style:text-blinking="false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" fo:font-size="8pt" fo:language="ru" fo:country="RU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Times New Roman" fo:font-size="8pt" fo:font-style="normal" style:text-underline-style="none" fo:font-weight="normal" style:text-blinking="false"/>
    </style:style>
    <style:style style:name="P6" style:family="paragraph" style:parent-style-name="Text_20_body">
      <style:text-properties fo:font-variant="normal" fo:text-transform="none" fo:color="#000000" style:font-name="Times New Roman" fo:font-size="13.5pt" fo:letter-spacing="normal" fo:language="ru" fo:country="RU" fo:font-style="normal" fo:font-weight="normal"/>
    </style:style>
    <style:style style:name="P7" style:family="paragraph" style:parent-style-name="Text_20_body" style:list-style-name="L1">
      <style:text-properties fo:font-variant="normal" fo:text-transform="none" fo:color="#000000" style:font-name="Times New Roman" fo:font-size="13.5pt" fo:letter-spacing="normal" fo:language="ru" fo:country="RU" fo:font-style="normal" fo:font-weight="normal"/>
    </style:style>
    <style:style style:name="P8" style:family="paragraph" style:parent-style-name="Text_20_body">
      <style:text-properties fo:font-variant="normal" fo:text-transform="none" fo:color="#000000" style:font-name="Times New Roman" fo:font-size="13.5pt" fo:letter-spacing="normal" fo:language="en" fo:country="US" fo:font-style="normal" fo:font-weight="normal"/>
    </style:style>
    <style:style style:name="P9" style:family="paragraph" style:parent-style-name="Text_20_body">
      <style:text-properties fo:font-variant="normal" fo:text-transform="none" fo:color="#000000" style:font-name="Times New Roman" fo:font-size="13.5pt" fo:font-style="normal" fo:font-weight="normal"/>
    </style:style>
    <style:style style:name="P10" style:family="paragraph" style:parent-style-name="Text_20_body">
      <style:text-properties style:font-name="Times New Roman"/>
    </style:style>
    <style:style style:name="P11" style:family="paragraph" style:parent-style-name="Text_20_body" style:list-style-name="L3">
      <style:text-properties style:font-name="Times New Roman"/>
    </style:style>
    <style:style style:name="P12" style:family="paragraph" style:parent-style-name="Text_20_body">
      <style:text-properties style:font-name="Times New Roman" fo:language="ru" fo:country="RU"/>
    </style:style>
    <style:style style:name="P13" style:family="paragraph" style:parent-style-name="Text_20_body" style:list-style-name="L3">
      <style:text-properties style:font-name="Times New Roman" fo:language="ru" fo:country="RU"/>
    </style:style>
    <style:style style:name="P14" style:family="paragraph" style:parent-style-name="Text_20_body">
      <style:text-properties style:font-name="Times New Roman" fo:language="en" fo:country="US"/>
    </style:style>
    <style:style style:name="P15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/>
    </style:style>
    <style:style style:name="P16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/>
    </style:style>
    <style:style style:name="P17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/>
    </style:style>
    <style:style style:name="P18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bold" style:text-blinking="false"/>
    </style:style>
    <style:style style:name="P22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language="ru" fo:country="RU" fo:font-style="normal" style:text-underline-style="none" fo:font-weight="normal" style:text-blinking="false"/>
    </style:style>
    <style:style style:name="P23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language="ru" fo:country="RU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8pt" fo:language="en" fo:country="US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8pt" fo:font-style="normal" style:text-underline-style="none" fo:font-weight="normal" style:text-blinking="false"/>
    </style:style>
    <style:style style:name="P26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8pt" fo:font-style="normal" style:text-underline-style="none" fo:font-weight="normal" style:text-blinking="false"/>
    </style:style>
    <style:style style:name="P27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8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8pt" fo:font-style="normal" style:text-underline-style="none" fo:font-weight="normal" style:text-blinking="false" fo:background-color="transparent"/>
    </style:style>
    <style:style style:name="P29" style:family="paragraph" style:parent-style-name="Standard" style:list-style-name="L1">
      <style:text-properties fo:font-variant="normal" fo:text-transform="none" fo:color="#000000" style:font-name="Times New Roman" fo:font-size="13.5pt" fo:letter-spacing="normal" fo:language="ru" fo:country="RU" fo:font-style="normal" fo:font-weight="normal"/>
    </style:style>
    <style:style style:name="P30" style:family="paragraph" style:parent-style-name="Standard" style:list-style-name="L2">
      <style:text-properties fo:font-variant="normal" fo:text-transform="none" fo:color="#000000" style:font-name="Times New Roman" fo:font-size="13.5pt" fo:letter-spacing="normal" fo:language="ru" fo:country="RU" fo:font-style="normal" fo:font-weight="normal"/>
    </style:style>
    <style:style style:name="P31" style:family="paragraph" style:parent-style-name="Standard" style:list-style-name="L3">
      <style:text-properties fo:font-variant="normal" fo:text-transform="none" fo:color="#000000" style:font-name="Times New Roman" fo:font-size="13.5pt" fo:letter-spacing="normal" fo:font-style="normal" fo:font-weight="normal"/>
    </style:style>
    <style:style style:name="P32" style:family="paragraph" style:parent-style-name="Standard" style:list-style-name="L2">
      <style:text-properties style:font-name="Times New Roman"/>
    </style:style>
    <style:style style:name="P33" style:family="paragraph" style:parent-style-name="Standard" style:list-style-name="L3"/>
    <style:style style:name="P34" style:family="paragraph" style:parent-style-name="Standard">
      <style:text-properties style:font-name="Times New Roman"/>
    </style:style>
    <style:style style:name="P35" style:family="paragraph" style:parent-style-name="Standard">
      <style:text-properties style:font-name="Times New Roman" fo:language="ru" fo:country="RU"/>
    </style:style>
    <style:style style:name="P36" style:family="paragraph" style:parent-style-name="Standard" style:list-style-name="L2">
      <style:text-properties style:font-name="Times New Roman" fo:language="ru" fo:country="RU"/>
    </style:style>
    <style:style style:name="P37" style:family="paragraph" style:parent-style-name="Standard" style:list-style-name="L3">
      <style:text-properties style:font-name="Times New Roman" fo:language="ru" fo:country="RU"/>
    </style:style>
    <style:style style:name="P38" style:family="paragraph" style:parent-style-name="Standard" style:list-style-name="L1">
      <style:text-properties style:font-name="Times New Roman"/>
    </style:style>
    <style:style style:name="P39" style:family="paragraph" style:parent-style-name="Standard" style:list-style-name="L2">
      <style:text-properties style:font-name="Times New Roman"/>
    </style:style>
    <style:style style:name="P40" style:family="paragraph" style:parent-style-name="Standard">
      <style:text-properties style:font-name="Times New Roman" fo:language="en" fo:country="US"/>
    </style:style>
    <style:style style:name="P41" style:family="paragraph" style:parent-style-name="Standard" style:list-style-name="L2">
      <style:text-properties style:font-name="Times New Roman" fo:language="en" fo:country="US"/>
    </style:style>
    <style:style style:name="P42" style:family="paragraph" style:parent-style-name="Standard">
      <style:paragraph-properties fo:break-before="page"/>
      <style:text-properties style:font-name="Times New Roman" fo:language="en" fo:country="US"/>
    </style:style>
    <style:style style:name="P43" style:family="paragraph" style:parent-style-name="Heading_20_3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44" style:family="paragraph" style:parent-style-name="Heading_20_3">
      <style:text-properties fo:font-variant="normal" fo:text-transform="none" fo:color="#333333" style:font-name="Roboto" fo:font-size="21pt" fo:letter-spacing="normal" fo:language="ru" fo:country="RU" fo:font-style="normal" fo:font-weight="bold"/>
    </style:style>
    <style:style style:name="P45" style:family="paragraph" style:parent-style-name="Heading_20_3" style:list-style-name="L2">
      <style:text-properties fo:font-variant="normal" fo:text-transform="none" fo:color="#333333" style:font-name="Times New Roman" fo:font-size="21pt" fo:letter-spacing="normal" fo:language="ru" fo:country="RU" fo:font-style="normal" fo:font-weight="bold"/>
    </style:style>
    <style:style style:name="T1" style:family="text">
      <style:text-properties fo:font-variant="normal" fo:text-transform="none" fo:color="#000000" fo:font-size="13.5pt" fo:letter-spacing="normal" fo:font-style="normal" fo:font-weight="normal"/>
    </style:style>
    <style:style style:name="T2" style:family="text">
      <style:text-properties fo:font-variant="normal" fo:text-transform="none" fo:color="#000000" fo:font-size="13.5pt" fo:letter-spacing="normal" fo:language="ru" fo:country="RU" fo:font-style="normal" fo:font-weight="normal"/>
    </style:style>
    <style:style style:name="T3" style:family="text">
      <style:text-properties fo:font-variant="normal" fo:text-transform="none" fo:color="#000000" fo:font-size="13.5pt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style:text-line-through-style="none" style:font-name="Arial1" fo:font-size="8pt" fo:language="en" fo:country="US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8pt" fo:language="en" fo:country="US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8pt" fo:language="en" fo:country="US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8pt" fo:language="en" fo:country="US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8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8pt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8pt" fo:language="ru" fo:country="RU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8pt" fo:language="ru" fo:country="RU" fo:font-style="normal" style:text-underline-style="none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anguage="en" fo:country="US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font-name="Times New Roman" fo:font-size="13.5pt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/>
    </style:style>
    <style:style style:name="T16" style:family="text">
      <style:text-properties fo:font-variant="normal" fo:text-transform="none" fo:color="#515153" fo:font-size="12pt" fo:letter-spacing="normal" fo:font-style="normal" fo:font-weight="bold"/>
    </style:style>
    <style:style style:name="T17" style:family="text">
      <style:text-properties fo:font-variant="normal" fo:text-transform="none" fo:color="#515153" fo:font-size="12pt" fo:letter-spacing="normal" fo:font-style="normal" fo:font-weight="normal"/>
    </style:style>
    <style:style style:name="T18" style:family="text">
      <style:text-properties fo:font-variant="normal" fo:text-transform="none" fo:color="#333333" style:font-name="Georgia" fo:font-size="15pt" fo:letter-spacing="normal" fo:language="en" fo:country="US" fo:font-style="normal" fo:font-weight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fo:background-color="transparent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bold" fo:background-color="transparent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color="#660099" style:text-line-through-style="none" style:text-underline-style="none" style:text-blinking="false"/>
    </style:style>
    <style:style style:name="T25" style:family="text">
      <style:text-properties fo:color="#660099" style:text-line-through-style="none" style:font-name="Times New Roman" style:text-underline-style="none" style:text-blinking="false"/>
    </style:style>
    <style:style style:name="T26" style:family="text">
      <style:text-properties fo:color="#0d0d0d" style:text-line-through-style="none" fo:font-size="11.25pt" style:text-underline-style="none" style:text-blinking="false"/>
    </style:style>
    <style:style style:name="T27" style:family="text">
      <style:text-properties fo:letter-spacing="normal" fo:language="ru" fo:country="RU"/>
    </style:style>
    <style:style style:name="T28" style:family="text">
      <style:text-properties fo:font-weight="normal" fo:background-color="transparent"/>
    </style:style>
    <style:style style:name="T29" style:family="text">
      <style:text-properties fo:font-weight="bold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style:text-line-through-style="none" fo:font-size="8pt" style:text-underline-style="none" style:text-blinking="false" fo:background-color="transparent"/>
    </style:style>
    <style:style style:name="T32" style:family="text">
      <style:text-properties style:text-line-through-style="none" fo:font-size="8pt" fo:language="ru" fo:country="RU" style:text-underline-style="none" style:text-blinking="false" fo:background-color="transparent"/>
    </style:style>
    <style:style style:name="T33" style:family="text">
      <style:text-properties style:text-line-through-style="none" fo:font-size="8pt" fo:language="en" fo:country="US" style:text-underline-style="none" style:text-blinking="false" fo:background-color="transparent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language="ru" fo:country="RU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Общие знания</text:p>
      <text:p text:style-name="P35">Основы <text:span text:style-name="T19">HTTP. </text:span>Понимание модели «Клиент/Сервер»</text:p>
      <text:p text:style-name="P35">Понимание хостинг, домен, поддемен, <text:span text:style-name="T19">IP, DNS</text:span></text:p>
      <text:p text:style-name="P34"><text:span text:style-name="T21">Цветовые модели </text:span><text:span text:style-name="T16">hex, rgb, rgba, hsla</text:span> </text:p>
      <text:p text:style-name="P34"><text:span text:style-name="T17">Абсолютные и относительные пути</text:span> </text:p>
      <text:list xml:id="list6396367788616521263" text:style-name="L1">
        <text:list-item>
          <text:p text:style-name="P38"><text:span text:style-name="T2">progressive enhancement и graceful degradation </text:span><text:span text:style-name="T1">feature detection (определение возможностей браузера)</text:span></text:p>
        </text:list-item>
        <text:list-item>
          <text:p text:style-name="P29">«Семантическая разметка» </text:p>
        </text:list-item>
        <text:list-item>
          <text:p text:style-name="P29">оптимизировать загрузку внешних ресурсов на странице </text:p>
        </text:list-item>
        <text:list-item>
          <text:p text:style-name="P29">уменьшения времени загрузки страницы </text:p>
        </text:list-item>
        <text:list-item>
          <text:p text:style-name="P7">progressive enhancement и graceful degradation </text:p>
        </text:list-item>
        <text:list-item>
          <text:p text:style-name="P29">Типы изображений для веб</text:p>
        </text:list-item>
      </text:list>
      <text:p text:style-name="P12"><text:span text:style-name="T20"/></text:p>
      <text:p text:style-name="P34"><text:span text:style-name="T21">Работа с </text:span><text:span text:style-name="T19">SVG </text:span><text:bookmark text:name="docs-internal-guid-8140caae-c700-7aea-f5a5-e08964f8a5d8"/><text:span text:style-name="T7">Работа с геометрическими примитивами </text:span><text:span text:style-name="T8">SVG</text:span><text:span text:style-name="T7">.</text:span></text:p>
      <text:list xml:id="list8370222386983078385" text:style-name="L6">
        <text:list-item>
          <text:p text:style-name="P25"><text:span text:style-name="T29">Анимации SVG</text:span><text:span text:style-name="T30"> элементов с помощью CSS.</text:span></text:p>
        </text:list-item>
        <text:list-item>
          <text:p text:style-name="P27">Трансформации векторных объектов.</text:p>
        </text:list-item>
        <text:list-item>
          <text:p text:style-name="P25"><text:span text:style-name="T29">Фильтры SVG</text:span><text:span text:style-name="T30"> на примере эффекта размытия.</text:span></text:p>
        </text:list-item>
        <text:list-item>
          <text:p text:style-name="P25"><text:span text:style-name="T29">Масштабирование</text:span><text:span text:style-name="T30"> векторной графики.</text:span></text:p>
        </text:list-item>
        <text:list-item>
          <text:p text:style-name="P25"><text:span text:style-name="T29">Градиенты</text:span><text:span text:style-name="T30"> в SVG.</text:span></text:p>
        </text:list-item>
        <text:list-item>
          <text:p text:style-name="P25"><text:span text:style-name="T30">Графические векторные редакторы. Редактор </text:span><text:span text:style-name="T29">Inkscape</text:span><text:span text:style-name="T30">.</text:span></text:p>
        </text:list-item>
        <text:list-item>
          <text:p text:style-name="P25"><text:span text:style-name="T30">Работа с </text:span><text:span text:style-name="T29">векторными иконками</text:span><text:span text:style-name="T30"> и различные способы их подключения.</text:span></text:p>
        </text:list-item>
      </text:list>
      <text:p text:style-name="P4"><text:bookmark text:name="docs-internal-guid-8140caae-c73b-3276-8fea-e07696fb3a21"/><text:span text:style-name="T19">Оптимизация изображений под дисплеи "Ретина".</text:span></text:p>
      <text:p text:style-name="P40">SVG sprites</text:p>
      <text:p text:style-name="P40"/>
      <text:p text:style-name="P42">HTML</text:p>
      <text:list xml:id="list3660384919660393429" text:style-name="L2">
        <text:list-item>
          <text:p text:style-name="P32"><text:span text:style-name="T1">doctype</text:span></text:p>
        </text:list-item>
        <text:list-item>
          <text:p text:style-name="P36">Теги и атрибуты</text:p>
        </text:list-item>
        <text:list-item>
          <text:p text:style-name="P36">Коментарии в <text:span text:style-name="T19">HTML</text:span></text:p>
        </text:list-item>
        <text:list-item>
          <text:p text:style-name="P30"><text:span text:style-name="T19">Спецсимволы</text:span></text:p>
        </text:list-item>
        <text:list-item>
          <text:p text:style-name="P30">Семантическая разметка</text:p>
        </text:list-item>
        <text:list-item>
          <text:p text:style-name="P30">Поведение елементов на странице</text:p>
        </text:list-item>
        <text:list-item>
          <text:p text:style-name="P32"><text:span text:style-name="T1">standards mode и quirks mode</text:span> </text:p>
        </text:list-item>
        <text:list-item>
          <text:p text:style-name="P36">Блочная/Табличная/Резиновая/<text:span text:style-name="T19">Flex</text:span> верстка</text:p>
        </text:list-item>
        <text:list-item>
          <text:h text:style-name="P45" text:outline-level="3"><text:bookmark text:name="span-idresponsivespan-responsiveadaptive-"/>Responsive/adaptive верстка</text:h>
        </text:list-item>
        <text:list-item>
          <text:p text:style-name="P36">Подключение шрифтов</text:p>
        </text:list-item>
        <text:list-item>
          <text:p text:style-name="P36">Добавление медиа-контента</text:p>
        </text:list-item>
        <text:list-item>
          <text:p text:style-name="P32"><text:span text:style-name="T1">XML в HTML5</text:span> </text:p>
        </text:list-item>
        <text:list-item>
          <text:p text:style-name="P32"><text:span text:style-name="Source_20_Text"><text:span text:style-name="T14">data-</text:span></text:span><text:span text:style-name="T15"> </text:span><text:span text:style-name="T14">атрибуты</text:span><text:span text:style-name="T34"> </text:span></text:p>
        </text:list-item>
        <text:list-item>
          <text:p text:style-name="P32"><text:span text:style-name="T1">вёрстки почтовых шаблонов</text:span> </text:p>
        </text:list-item>
        <text:list-item>
          <text:p text:style-name="P41">Emmet</text:p>
        </text:list-item>
        <text:list-item>
          <text:p text:style-name="P41"><text:span text:style-name="T1">шаблонизаторами (Pug, HAML etc.)</text:span> </text:p>
        </text:list-item>
        <text:list-item>
          <text:p text:style-name="P36"><text:span text:style-name="T3">Как Вы сверстаете макет, который использует нестандартные шрифты?</text:span><text:span text:style-name="T19"> </text:span></text:p>
        </text:list-item>
      </text:list>
      <text:p text:style-name="P42">CSS</text:p>
      <text:p text:style-name="P35">Способы обьявления <text:span text:style-name="T19">CSS</text:span></text:p>
      <text:p text:style-name="P35">Селекторы (<text:span text:style-name="T19">id, class, tag</text:span>)</text:p>
      <text:p text:style-name="P35">Селекторы атрибутов</text:p>
      <text:p text:style-name="P34"><text:span text:style-name="T21">Вложенность, наследование, группировка свойств</text:span></text:p>
      <text:p text:style-name="P34"><text:span text:style-name="T21">Поведение элементов на странице</text:span></text:p>
      <text:p text:style-name="P34"><text:span text:style-name="T21">Позиционирование элементов</text:span></text:p>
      <text:p text:style-name="P5"><text:bookmark text:name="docs-internal-guid-8140caae-c738-86bd-0ef4-01da432ab8f8"/><text:span text:style-name="T23">Разбираем новый модуль </text:span><text:span text:style-name="T22">CSS — Flexbox.</text:span></text:p>
      <text:list xml:id="list4394592715533691545" text:style-name="L7">
        <text:list-item>
          <text:p text:style-name="P28">Основные понятия во флексбоксе.</text:p>
        </text:list-item>
        <text:list-item>
          <text:p text:style-name="P28">Поведение флексбокс-лэйаута.</text:p>
        </text:list-item>
        <text:list-item>
          <text:p text:style-name="P28">Преимущества перед блочной версткой.</text:p>
        </text:list-item>
        <text:list-item>
          <text:p text:style-name="P26"><text:span text:style-name="T30">Управление </text:span><text:span text:style-name="T29">пропорциями</text:span><text:span text:style-name="T30"> и </text:span><text:span text:style-name="T29">порядками</text:span><text:span text:style-name="T30"> блоков.</text:span></text:p>
        </text:list-item>
      </text:list>
      <text:p text:style-name="P10"><text:span text:style-name="T9">Использование флексбокса в </text:span><text:span text:style-name="T10">мобильной</text:span><text:span text:style-name="T6"> </text:span><text:span text:style-name="T9">верстке.</text:span> </text:p>
      <text:p text:style-name="P34"><text:span text:style-name="T21">Еденицы измерения</text:span><text:bookmark text:name="docs-internal-guid-8140caae-c739-ee6b-b165-779c8003bcb7"/><text:span text:style-name="T11">(</text:span><text:span text:style-name="T7">px,</text:span><text:span text:style-name="T11">em, rem, %, vh, vw)</text:span><text:span text:style-name="T21"> </text:span></text:p>
      <text:p text:style-name="P34"><text:span text:style-name="T21">Вендорные префексы</text:span></text:p>
      <text:p text:style-name="P40">Grid layout</text:p>
      <text:p text:style-name="Standard"><text:span text:style-name="T35">Методологии разработки(</text:span><text:span text:style-name="T18">OOCSS, BEM, SMACSS</text:span><text:span text:style-name="T19"> </text:span><text:span text:style-name="T35">)</text:span></text:p>
      <text:h text:style-name="P44" text:outline-level="3"><text:bookmark text:name="span-idanimationsspan-css----"/>CSS-анимации и плавные переходы</text:h>
      <text:p text:style-name="P35"/>
      <text:p text:style-name="P8">Что такое «reset» CSS и для чего он нужен?</text:p>
      <text:p text:style-name="P8">Что такое CSS спрайты? Как они реализуются на странице или сайте?</text:p>
      <text:h text:style-name="P43" text:outline-level="3"><text:a xlink:type="simple" xlink:href="https://themeover.com/mobile-first-vs-desktop-first-responsive-design/" office:target-frame-name="_blank" xlink:show="new" text:style-name="Internet_20_link" text:visited-style-name="Visited_20_Internet_20_Link"><text:span text:style-name="T25">Mobile-first <text:s/>Desktop-first</text:span></text:a></text:h>
      <text:p text:style-name="P8"><text:span text:style-name="T26">Media queries.</text:span><text:span text:style-name="T24"> </text:span></text:p>
      <text:p text:style-name="P9"><text:span text:style-name="T27">Препроцессоры </text:span><text:bookmark text:name="docs-internal-guid-8140caae-c6fe-ecfb-0d61-dcf39e92eee0"/><text:span text:style-name="T31">Вложенности, Наследования,</text:span><text:span text:style-name="T32">Р</text:span><text:span text:style-name="T31">абота с переменными</text:span><text:span text:style-name="T32">, </text:span><text:span text:style-name="T33">Mixins, </text:span></text:p>
      <text:h text:style-name="P44" text:outline-level="3"><text:bookmark text:name="span-idcss-frameworksspan-css-"/>CSS-фреймворки</text:h>
      <text:p text:style-name="P6"/>
      <text:p text:style-name="P40"/>
      <text:p text:style-name="P42">JS</text:p>
      <text:list xml:id="list3074747349415548297" text:style-name="L3">
        <text:list-item>
          <text:p text:style-name="P31">cookies, sessionStorage и localStorage</text:p>
        </text:list-item>
        <text:list-item>
          <text:p text:style-name="P33"><text:span text:style-name="T14">Какая разница между </text:span><text:span text:style-name="Source_20_Text"><text:span text:style-name="T14">GET</text:span></text:span><text:span text:style-name="T15"> </text:span><text:span text:style-name="T14">и </text:span><text:span text:style-name="Source_20_Text"><text:span text:style-name="T14">POST</text:span></text:span><text:span text:style-name="T34"> </text:span></text:p>
        </text:list-item>
        <text:list-item>
          <text:p text:style-name="P37">Инстрикции</text:p>
        </text:list-item>
        <text:list-item>
          <text:p text:style-name="P37">Выражения и операторы</text:p>
        </text:list-item>
        <text:list-item>
          <text:p text:style-name="P37">Типы данных (структура, методы работы, преобразование)</text:p>
        </text:list-item>
        <text:list-item>
          <text:p text:style-name="P11"><text:bookmark text:name="docs-internal-guid-8140caae-c740-708e-2ce9-cfbbc5f453c0"/><text:span text:style-name="T12">Условия</text:span><text:span text:style-name="T11"> (операторы if, else, “?”).</text:span></text:p>
        </text:list-item>
        <text:list-item>
          <text:p text:style-name="P11"><text:span text:style-name="T10">Циклы</text:span><text:span text:style-name="T6"> </text:span><text:span text:style-name="T9">(while, for, do…while, break/continue).</text:span> </text:p>
        </text:list-item>
        <text:list-item>
          <text:p text:style-name="P13">Функции (Область видимости)</text:p>
        </text:list-item>
        <text:list-item>
          <text:p text:style-name="P22"><text:span text:style-name="T29">Массивы, Объекты, Коллекции</text:span><text:span text:style-name="T30"> — в чем отличия?</text:span></text:p>
        </text:list-item>
        <text:list-item>
          <text:p text:style-name="P2"><text:bookmark text:name="docs-internal-guid-8140caae-c749-576f-9cb7-b6b751cd1a02"/><text:span text:style-name="T30">DOM — </text:span><text:span text:style-name="T28">ищем, модифицируем и создаем элементы на HTML странице.</text:span></text:p>
        </text:list-item>
        <text:list-item text:style-override="L10">
          <text:p text:style-name="P21"><text:span text:style-name="T30">BOM — </text:span><text:span text:style-name="T28">рассматриваем, какие данные позволяет получить браузер, средствами javaScript.</text:span></text:p>
        </text:list-item>
        <text:list-item text:style-override="L10">
          <text:p text:style-name="P15"><text:span text:style-name="T30">Часто используемые </text:span><text:span text:style-name="T29">методы</text:span><text:span text:style-name="T30"> массивов и объектов.</text:span></text:p>
        </text:list-item>
        <text:list-item text:style-override="L10">
          <text:p text:style-name="P15"><text:span text:style-name="T30">Структуры </text:span><text:span text:style-name="T29">циклического перебора</text:span><text:span text:style-name="T30"> и </text:span><text:span text:style-name="T29">фильтрации</text:span><text:span text:style-name="T30"> массивов.</text:span></text:p>
        </text:list-item>
        <text:list-item text:style-override="L10">
          <text:p text:style-name="P15"><text:span text:style-name="T29">События</text:span><text:span text:style-name="T30"> и механизм их работы в языке. “</text:span><text:span text:style-name="T29">Всплытие”, “Погружение”, “Захват”</text:span><text:span text:style-name="T30">.</text:span></text:p>
        </text:list-item>
        <text:list-item text:style-override="L10">
          <text:p text:style-name="P18">Манипуляции с элементами (перемещение, перенос, копирование и пр.).</text:p>
        </text:list-item>
        <text:list-item text:style-override="L10">
          <text:p text:style-name="P23">ООП в <text:span text:style-name="T19">JS</text:span></text:p>
        </text:list-item>
        <text:list-item text:style-override="L10">
          <text:p text:style-name="P23"><text:span text:style-name="T19">Ajax (XMLHttpRequest; </text:span>типы запросов; форматы <text:span text:style-name="T19">json xml)</text:span></text:p>
        </text:list-item>
        <text:list-item text:style-override="L10">
          <text:p text:style-name="P23">Регулярные выражения </text:p>
        </text:list-item>
      </text:list>
      <text:p text:style-name="P14">Jquery</text:p>
      <text:list xml:id="list3770070613097676937" text:style-name="L11">
        <text:list-item>
          <text:p text:style-name="P16"><text:span text:style-name="T29">Селекторы</text:span><text:span text:style-name="T30"> (“Selectors”) в jQuery. Понятие и механизм работы. </text:span></text:p>
        </text:list-item>
        <text:list-item>
          <text:p text:style-name="P16"><text:span text:style-name="T29">DОМ манипуляции</text:span><text:span text:style-name="T30"> (“Manipulation”) элементами на HTML-странице.</text:span></text:p>
        </text:list-item>
        <text:list-item>
          <text:p text:style-name="P16"><text:span text:style-name="T29">Работа с наборами</text:span><text:span text:style-name="T30"> элементов.</text:span></text:p>
        </text:list-item>
        <text:list-item>
          <text:p text:style-name="P19">Изменение свойств, атрибутов, содержимого и стилей элементов.</text:p>
        </text:list-item>
        <text:list-item>
          <text:p text:style-name="P16"><text:span text:style-name="T29">Фильтрация</text:span><text:span text:style-name="T30"> и перебор найденных элементов.</text:span></text:p>
        </text:list-item>
        <text:list-item>
          <text:p text:style-name="P19">Генерирование HTML-разметки.</text:p>
        </text:list-item>
        <text:list-item>
          <text:p text:style-name="P19">Определения положения и измерение выбранного элемента. </text:p>
        </text:list-item>
      </text:list>
      <text:p text:style-name="P14"/>
      <text:p text:style-name="P14">Workflow</text:p>
      <text:p text:style-name="P3"><text:span text:style-name="T30">Выбор и настройка редактора кода: </text:span><text:span text:style-name="T29">Sublime text, Atom, Brackets, WebStorm, Visual Code.</text:span></text:p>
      <text:p text:style-name="P35">Инструменты разработчика</text:p>
      <text:p text:style-name="P35">Системы контроля версий</text:p>
      <text:p text:style-name="P35">Владение графичискими редакторами <text:span text:style-name="T19">PhotoShop, </text:span></text:p>
      <text:p text:style-name="P35"><text:bookmark text:name="docs-internal-guid-28e9e0f3-c74e-5bec-3cfb-5708704af026"/><text:span text:style-name="T5">Bower, Npm</text:span><text:span text:style-name="T13"> </text:span><text:span text:style-name="T4">и </text:span><text:span text:style-name="T5">Yarn</text:span><text:span text:style-name="T13"> – </text:span><text:span text:style-name="T4">сравниваем и выбираем.</text:span><text:span text:style-name="T19"> </text:span></text:p>
      <text:p text:style-name="P35"><text:span text:style-name="T19"/></text:p>
      <text:p text:style-name="P1"><text:bookmark text:name="docs-internal-guid-a6d88b35-c74c-8d50-0f6b-f2043557edbc"/><text:span text:style-name="T29">Terminal</text:span><text:span text:style-name="T30"> — установка, настройка, лучшие практики. </text:span></text:p>
      <text:list xml:id="list6584802957570002747" text:style-name="L12">
        <text:list-item>
          <text:p text:style-name="P17"><text:span text:style-name="T30">Знакомство с </text:span><text:span text:style-name="T29">Node.js</text:span><text:span text:style-name="T30">.</text:span></text:p>
        </text:list-item>
        <text:list-item>
          <text:p text:style-name="P17"><text:span text:style-name="T29">Инициализация</text:span><text:span text:style-name="T30"> нового npm-пакета. Настройка package.json файла.</text:span></text:p>
        </text:list-item>
        <text:list-item>
          <text:p text:style-name="P17"><text:span text:style-name="T30">Установка, обновление и удаление зависимостей проекта. </text:span><text:span text:style-name="T29">Dependencies</text:span><text:span text:style-name="T30"> и </text:span><text:span text:style-name="T29">devDependencies</text:span><text:span text:style-name="T30">.</text:span></text:p>
        </text:list-item>
        <text:list-item>
          <text:p text:style-name="P20">Глобальная и локальная установка npm-пакетов.</text:p>
        </text:list-item>
        <text:list-item>
          <text:p text:style-name="P17"><text:span text:style-name="T30">Работа с </text:span><text:span text:style-name="T29">Gulp, Browsersynс</text:span><text:span text:style-name="T30"> и ещё 10 самых важных gulp плагинов. </text:span></text:p>
        </text:list-item>
        <text:list-item>
          <text:p text:style-name="P20">Сборка проекта в продакшен.  </text:p>
        </text:list-item>
        <text:list-item>
          <text:p text:style-name="P24">webpack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Fira Code" svg:font-family="'Fira Code', Menlo, Monaco, 'Courier New', monospace"/>
    <style:font-face style:name="Georgia" svg:font-family="Georgia, 'Times New Roman', serif"/>
    <style:font-face style:name="OpenSansLight" svg:font-family="OpenSansLight"/>
    <style:font-face style:name="OpenSymbol" svg:font-family="OpenSymbol"/>
    <style:font-face style:name="Pt Sans" svg:font-family="'Pt Sans', Arial, sans-serif"/>
    <style:font-face style:name="Roboto" svg:font-family="Roboto, Helvetica, Arial, sans-serif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5M52S</meta:editing-duration>
    <meta:editing-cycles>6</meta:editing-cycles>
    <meta:generator>OpenOffice/4.1.1$Win32 OpenOffice.org_project/411m6$Build-9775</meta:generator>
    <dc:date>2017-08-09T17:25:19.77</dc:date>
    <meta:document-statistic meta:table-count="0" meta:image-count="0" meta:object-count="0" meta:page-count="4" meta:paragraph-count="104" meta:word-count="532" meta:character-count="3871"/>
    <meta:user-defined meta:name="Info 1"/>
    <meta:user-defined meta:name="Info 2"/>
    <meta:user-defined meta:name="Info 3"/>
    <meta:user-defined meta:name="Info 4"/>
  </office:meta>
</office:document-meta>
</file>